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03/2012 au 30/03/2012</text:p>
      <text:p text:style-name="P2"/>
      <text:p text:style-name="P2">Au cour de ce mois de mars et dans le cadre de la recherche sur Generic System, j'ai participé à la réflexion et à la mise en place des différents points suivants :</text:p>
      <text:p text:style-name="P3"/>
      <text:list xml:id="list1347838091" text:style-name="L1">
        <text:list-item>
          <text:p text:style-name="P4">Participation à la réflexion et au développement autour de la notion de groupe,</text:p>
        </text:list-item>
        <text:list-item>
          <text:p text:style-name="P4">Recherche sur la mise en place d'un algorithme qui permet d'obtenir, à partir des ancêtres, l'arbre des primaires et vis et versa,</text:p>
        </text:list-item>
        <text:list-item>
          <text:p text:style-name="P4">Conception et développement de GS MyAdmin : application d'administration de Generic Syst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03-28T11:50:36</dc:date>
    <meta:editing-duration>PT3H55M16S</meta:editing-duration>
    <meta:editing-cycles>42</meta:editing-cycles>
    <meta:generator>LibreOffice/3.4$Unix LibreOffice_project/340m1$Build-502</meta:generator>
    <meta:print-date>2012-02-06T16:32:17</meta:print-date>
    <meta:document-statistic meta:table-count="0" meta:image-count="0" meta:object-count="0" meta:page-count="1" meta:paragraph-count="7" meta:word-count="95" meta:character-count="542" meta:non-whitespace-character-count="457"/>
  </office:meta>
</office:document-meta>
</file>